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hitney" svg:font-family="Whitney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11b9" officeooo:paragraph-rsid="001711b9"/>
    </style:style>
    <style:style style:name="P2" style:family="paragraph" style:parent-style-name="Standard">
      <style:text-properties officeooo:rsid="00188a53" officeooo:paragraph-rsid="00188a53"/>
    </style:style>
    <style:style style:name="P3" style:family="paragraph" style:parent-style-name="Standard">
      <style:text-properties officeooo:rsid="001a82dd" officeooo:paragraph-rsid="001a82dd"/>
    </style:style>
    <style:style style:name="P4" style:family="paragraph" style:parent-style-name="Standard">
      <style:text-properties officeooo:rsid="001b7b91" officeooo:paragraph-rsid="001b7b91"/>
    </style:style>
    <style:style style:name="P5" style:family="paragraph" style:parent-style-name="Standard">
      <style:text-properties officeooo:rsid="001711b9" officeooo:paragraph-rsid="001711b9"/>
    </style:style>
    <style:style style:name="T1" style:family="text">
      <style:text-properties officeooo:rsid="001e5f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PROJET TUT: L'aide des logiciels de Musique Assisté par Ordinateur dans la conception musicale</text:p>
      <text:p text:style-name="P1"/>
      <text:p text:style-name="P1">Les principes de fonctionnement des logiciels MAO, ainsi que les différents types de logiciels et leurs applications. En partie éco/droit, une explication des licences sur certains logiciels, avec l'ajout des packs de samples achetables, et les droits figurant sur les logiciels et les produits qu'ils servent à développer.</text:p>
      <text:p text:style-name="P1"/>
      <text:p text:style-name="P4">Introduction: Définition et présentation du sujet</text:p>
      <text:p text:style-name="P3"/>
      <text:p text:style-name="P3">I.<text:span text:style-name="T1">Les différents types de MAO</text:span></text:p>
      <text:p text:style-name="P3"/>
      <text:p text:style-name="P3">II.<text:span text:style-name="T1">le fonctionnement des MAO</text:span></text:p>
      <text:p text:style-name="P2"/>
      <text:p text:style-name="P2">III. Licences, packs de samples et droits.</text:p>
      <text:p text:style-name="P4">Conclusi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hitney" svg:font-family="Whitney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1T09:09:36.135000000</meta:creation-date>
    <dc:date>2020-10-02T15:01:42.248000000</dc:date>
    <meta:editing-duration>PT11M34S</meta:editing-duration>
    <meta:editing-cycles>5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7" meta:word-count="86" meta:character-count="580" meta:non-whitespace-character-count="501"/>
  </office:meta>
</office:document-meta>
</file>